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523" calcext:value-type="float">
            <text:p>1523</text:p>
          </table:table-cell>
          <table:table-cell table:style-name="ce7" table:formula="of:=COUNTIF([.B7:.B999998];&quot;X&quot;)" office:value-type="float" office:value="1326" calcext:value-type="float">
            <text:p>1326</text:p>
          </table:table-cell>
          <table:table-cell table:style-name="ce7" table:formula="of:=COUNTIF([.C7:.C999998];&quot;X&quot;)" office:value-type="float" office:value="25" calcext:value-type="float">
            <text:p>25</text:p>
          </table:table-cell>
          <table:table-cell table:style-name="ce7" table:formula="of:=COUNTIF([.D7:.D999998];&quot;X&quot;)" office:value-type="float" office:value="96" calcext:value-type="float">
            <text:p>96</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76" calcext:value-type="float">
            <text:p>176</text:p>
          </table:table-cell>
          <table:table-cell table:style-name="ce25" table:formula="of:=SUM([.B2:.F2])" office:value-type="float" office:value="1624" calcext:value-type="float">
            <text:p>162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7]+1" office:value-type="date" office:date-value="2026-01-02" calcext:value-type="date">
            <text:p>0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u e esposa juntinhos o dia todo e ainda aprendi muit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88]+1" office:value-type="date" office:date-value="2026-01-03" calcext:value-type="date">
            <text:p>0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9]+1" office:value-type="date" office:date-value="2026-01-04" calcext:value-type="date">
            <text:p>0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0]+1" office:value-type="date" office:date-value="2026-01-05" calcext:value-type="date">
            <text:p>0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1]+1" office:value-type="date" office:date-value="2026-01-06" calcext:value-type="date">
            <text:p>0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92]+1" office:value-type="date" office:date-value="2026-01-07" calcext:value-type="date">
            <text:p>0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493]+1" office:value-type="date" office:date-value="2026-01-08" calcext:value-type="date">
            <text:p>0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meçando a configurar ambientes pra dar início ao trabalho d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sorvete com muita calda quente de chocolate.</text:p>
          </table:table-cell>
          <table:table-cell table:number-columns-repeated="1014"/>
        </table:table-row>
        <table:table-row table:style-name="ro13">
          <table:table-cell table:style-name="ce18" table:formula="of:=[.A1494]+1" office:value-type="date" office:date-value="2026-01-09" calcext:value-type="date">
            <text:p>0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ndei de Blueberry.</text:p>
          </table:table-cell>
          <table:table-cell table:number-columns-repeated="1014"/>
        </table:table-row>
        <table:table-row table:style-name="ro13">
          <table:table-cell table:style-name="ce18" table:formula="of:=[.A1495]+1" office:value-type="date" office:date-value="2026-01-10" calcext:value-type="date">
            <text:p>1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omei açaí.</text:p>
          </table:table-cell>
          <table:table-cell table:number-columns-repeated="1014"/>
        </table:table-row>
        <table:table-row table:style-name="ro13">
          <table:table-cell table:style-name="ce18" table:formula="of:=[.A1496]+1" office:value-type="date" office:date-value="2026-01-11" calcext:value-type="date">
            <text:p>1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13">
          <table:table-cell table:style-name="ce18" table:formula="of:=[.A1497]+1" office:value-type="date" office:date-value="2026-01-12" calcext:value-type="date">
            <text:p>1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omeletão.</text:p>
          </table:table-cell>
          <table:table-cell table:number-columns-repeated="1014"/>
        </table:table-row>
        <table:table-row table:style-name="ro13">
          <table:table-cell table:style-name="ce18" table:formula="of:=[.A1498]+1" office:value-type="date" office:date-value="2026-01-13" calcext:value-type="date">
            <text:p>1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na configuração dos ambientes pro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iscoitão feito por minha mãe.</text:p>
          </table:table-cell>
          <table:table-cell table:number-columns-repeated="1014"/>
        </table:table-row>
        <table:table-row table:style-name="ro13">
          <table:table-cell table:style-name="ce18" table:formula="of:=[.A1499]+1" office:value-type="date" office:date-value="2026-01-14" calcext:value-type="date">
            <text:p>14/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um pouco mais a cad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text:p>
          </table:table-cell>
          <table:table-cell table:number-columns-repeated="1014"/>
        </table:table-row>
        <table:table-row table:style-name="ro13">
          <table:table-cell table:style-name="ce18" table:formula="of:=[.A1500]+1" office:value-type="date" office:date-value="2026-01-15" calcext:value-type="date">
            <text:p>1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01]+1" office:value-type="date" office:date-value="2026-01-16" calcext:value-type="date">
            <text:p>16/01/2026</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com muita fé.</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2]+1" office:value-type="date" office:date-value="2026-01-17" calcext:value-type="date">
            <text:p>1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Muito estudo e 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rroz doce.</text:p>
          </table:table-cell>
          <table:table-cell table:number-columns-repeated="1014"/>
        </table:table-row>
        <table:table-row table:style-name="ro13">
          <table:table-cell table:style-name="ce18" table:formula="of:=[.A1503]+1" office:value-type="date" office:date-value="2026-01-18" calcext:value-type="date">
            <text:p>18/01/2026</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504]+1" office:value-type="date" office:date-value="2026-01-19" calcext:value-type="date">
            <text:p>19/01/2026</text:p>
          </table:table-cell>
          <table:table-cell table:style-name="ce28" office:value-type="string" calcext:value-type="string">
            <text:p>X</text:p>
          </table:table-cell>
          <table:table-cell table:style-name="ce28" table:number-columns-repeated="4"/>
          <table:table-cell table:style-name="ce42" office:value-type="string" calcext:value-type="string">
            <text:p>Enfim, começando a entrar nos cód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reparei o jantar.</text:p>
          </table:table-cell>
          <table:table-cell table:number-columns-repeated="1014"/>
        </table:table-row>
        <table:table-row table:style-name="ro13">
          <table:table-cell table:style-name="ce18" table:formula="of:=[.A1505]+1" office:value-type="date" office:date-value="2026-01-20" calcext:value-type="date">
            <text:p>2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06]+1" office:value-type="date" office:date-value="2026-01-21" calcext:value-type="date">
            <text:p>2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Fazendo minhas primeiras contribuiçõ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07]+1" office:value-type="date" office:date-value="2026-01-22" calcext:value-type="date">
            <text:p>22/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cluída minha primeira singela contribuição. Vou iniciar um desafio bem (BEM) maio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13">
          <table:table-cell table:style-name="ce18" table:formula="of:=[.A1508]+1" office:value-type="date" office:date-value="2026-01-23" calcext:value-type="date">
            <text:p>23/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egando nova demanda e seguindo aprend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enho ministrado ao meu coração.</text:p>
          </table:table-cell>
          <table:table-cell table:number-columns-repeated="1014"/>
        </table:table-row>
        <table:table-row table:style-name="ro6">
          <table:table-cell table:style-name="ce18" table:formula="of:=[.A1509]+1" office:value-type="date" office:date-value="2026-01-24" calcext:value-type="date">
            <text:p>24/01/2026</text:p>
          </table:table-cell>
          <table:table-cell table:style-name="ce28" table:number-columns-repeated="4"/>
          <table:table-cell table:style-name="ce28" office:value-type="string" calcext:value-type="string">
            <text:p>X</text:p>
          </table:table-cell>
          <table:table-cell table:style-name="ce42" office:value-type="string" calcext:value-type="string">
            <text:p>Coisas que eu tento fazer e não consigo, têm me deixado frustrado dem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510]+1" office:value-type="date" office:date-value="2026-01-25" calcext:value-type="date">
            <text:p>25/01/2026</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1]+1" office:value-type="date" office:date-value="2026-01-26" calcext:value-type="date">
            <text:p>26/01/2026</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Consegui evoluir bastante código, porém, ainda estou com dificuldades de contex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12]+1" office:value-type="date" office:date-value="2026-01-27" calcext:value-type="date">
            <text:p>27/01/2026</text:p>
          </table:table-cell>
          <table:table-cell table:style-name="ce28" office:value-type="string" calcext:value-type="string">
            <text:p>X</text:p>
          </table:table-cell>
          <table:table-cell table:style-name="ce28" table:number-columns-repeated="4"/>
          <table:table-cell table:style-name="ce42" office:value-type="string" calcext:value-type="string">
            <text:p>Obrigado Deus por me ajudar a conseguir entender mais um pouqu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5">
          <table:table-cell table:style-name="ce18" table:formula="of:=[.A1513]+1" office:value-type="date" office:date-value="2026-01-28" calcext:value-type="date">
            <text:p>28/01/2026</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voluindo, porém, hoje foi um dia de algumas dúvidas e conflitos que eu não soube ainda colaborar pra resolve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4]+1" office:value-type="date" office:date-value="2026-01-29" calcext:value-type="date">
            <text:p>29/01/2026</text:p>
          </table:table-cell>
          <table:table-cell table:style-name="ce28" table:number-columns-repeated="4"/>
          <table:table-cell table:style-name="ce28" office:value-type="string" calcext:value-type="string">
            <text:p>X</text:p>
          </table:table-cell>
          <table:table-cell table:style-name="ce42" office:value-type="string" calcext:value-type="string">
            <text:p>Não tenho conseguido fazer as coisas evoluírem. Deus, só O Senhor sabe o quanto eu preciso de Ti.</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2">
          <table:table-cell table:style-name="ce18" table:formula="of:=[.A1515]+1" office:value-type="date" office:date-value="2026-01-30" calcext:value-type="date">
            <text:p>30/01/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516]+1" office:value-type="date" office:date-value="2026-01-31" calcext:value-type="date">
            <text:p>3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Partimos para nossa viagem e vivência do The Send em Goiânia – GO. Foi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com muito fervor por 12 horas seguidas.</text:p>
          </table:table-cell>
          <table:table-cell table:number-columns-repeated="1014"/>
        </table:table-row>
        <table:table-row table:style-name="ro13">
          <table:table-cell table:style-name="ce18" table:formula="of:=[.A1517]+1" office:value-type="date" office:date-value="2026-02-01" calcext:value-type="date">
            <text:p>0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Nossa viagem de volta pra casa após o even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monha.</text:p>
          </table:table-cell>
          <table:table-cell table:number-columns-repeated="1014"/>
        </table:table-row>
        <table:table-row table:style-name="ro2">
          <table:table-cell table:style-name="ce18" table:formula="of:=[.A1518]+1" office:value-type="date" office:date-value="2026-02-02" calcext:value-type="date">
            <text:p>02/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um pouco mai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19]+1" office:value-type="date" office:date-value="2026-02-03" calcext:value-type="date">
            <text:p>03/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2">
          <table:table-cell table:style-name="ce18" table:formula="of:=[.A1520]+1" office:value-type="date" office:date-value="2026-02-04" calcext:value-type="date">
            <text:p>04/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era.</text:p>
          </table:table-cell>
          <table:table-cell table:number-columns-repeated="1014"/>
        </table:table-row>
        <table:table-row table:style-name="ro13">
          <table:table-cell table:style-name="ce18" table:formula="of:=[.A1521]+1" office:value-type="date" office:date-value="2026-02-05" calcext:value-type="date">
            <text:p>05/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cada dia mais um pouc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number-columns-repeated="1014"/>
        </table:table-row>
        <table:table-row table:style-name="ro6">
          <table:table-cell table:style-name="ce18" table:formula="of:=[.A1522]+1" office:value-type="date" office:date-value="2026-02-06" calcext:value-type="date">
            <text:p>06/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As coisas não estão funcionando, eu não estou conseguindo entender e nem resolve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523]+1" office:value-type="date" office:date-value="2026-02-07" calcext:value-type="date">
            <text:p>07/02/2026</text:p>
          </table:table-cell>
          <table:table-cell table:style-name="ce28" office:value-type="string" calcext:value-type="string">
            <text:p>X</text:p>
          </table:table-cell>
          <table:table-cell table:style-name="ce28" table:number-columns-repeated="4"/>
          <table:table-cell table:style-name="ce42" office:value-type="string" calcext:value-type="string">
            <text:p>Bom dia abençoado e de descan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4]+1" office:value-type="date" office:date-value="2026-02-08" calcext:value-type="date">
            <text:p>08/02/2026</text:p>
          </table:table-cell>
          <table:table-cell table:style-name="ce28" table:number-columns-repeated="4"/>
          <table:table-cell table:style-name="ce28" office:value-type="string" calcext:value-type="string">
            <text:p>X</text:p>
          </table:table-cell>
          <table:table-cell table:style-name="ce42" office:value-type="string" calcext:value-type="string">
            <text:p>Esposa em plantão, não passamos o dia em família, não consegui fazer praticamente nada na correr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Pelo menos comi a comida deliciosa de minha mãe.</text:p>
          </table:table-cell>
          <table:table-cell table:number-columns-repeated="1014"/>
        </table:table-row>
        <table:table-row table:style-name="ro6">
          <table:table-cell table:style-name="ce18" table:formula="of:=[.A1525]+1" office:value-type="date" office:date-value="2026-02-09" calcext:value-type="date">
            <text:p>09/02/2026</text:p>
          </table:table-cell>
          <table:table-cell table:style-name="ce28"/>
          <table:table-cell table:number-columns-repeated="2"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Minha evolução estagnou ficou mais lenta do que eu gostaria nesses últimos di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13">
          <table:table-cell table:style-name="ce18" table:formula="of:=[.A1526]+1" office:value-type="date" office:date-value="2026-02-10" calcext:value-type="date">
            <text:p>10/02/2026</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voluir bem e chegar num resultado satisfatóri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527]+1" office:value-type="date" office:date-value="2026-02-11" calcext:value-type="date">
            <text:p>11/02/2026</text:p>
          </table:table-cell>
          <table:table-cell table:style-name="ce28" office:value-type="string" calcext:value-type="string">
            <text:p>X</text:p>
          </table:table-cell>
          <table:table-cell table:style-name="ce28" table:number-columns-repeated="4"/>
          <table:table-cell table:style-name="ce42" office:value-type="string" calcext:value-type="string">
            <text:p>Entrega em revisão, vamos ver. E, bora pra próxima taref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6">
          <table:table-cell table:style-name="ce18" table:formula="of:=[.A1528]+1" office:value-type="date" office:date-value="2026-02-12" calcext:value-type="date">
            <text:p>12/02/2026</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Notícia de que vão tirar o outro colega do projeto e eu terei que tocar sozin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3" table:number-rows-repeated="1047046">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2-12">00/00/0000</text:date>, <text:time style:data-style-name="N2" text:time-value="20:05:51.38525873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2-12T20:06:41.614184954</dc:date>
    <meta:editing-duration>P1DT15H10M9S</meta:editing-duration>
    <meta:editing-cycles>1519</meta:editing-cycles>
    <meta:document-statistic meta:table-count="1" meta:cell-count="9202" meta:object-count="0"/>
  </office:meta>
</office:document-meta>
</file>